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ana" svg:font-family="dana, arial, sans-serif"/>
  </office:font-face-decls>
  <office:automatic-styles>
    <style:style style:name="P1" style:family="paragraph" style:parent-style-name="Heading_20_3">
      <style:paragraph-properties fo:margin-left="0in" fo:margin-right="0in" fo:line-height="115%" fo:text-align="end" style:justify-single-word="false" fo:orphans="2" fo:widows="2" fo:text-indent="0in" style:auto-text-indent="false" style:writing-mode="rl-tb"/>
      <style:text-properties fo:font-variant="normal" fo:text-transform="none" fo:color="#000000" loext:opacity="100%" style:font-name="DejaVu Serif" fo:font-size="12pt" fo:letter-spacing="normal" style:font-size-asian="12pt" style:font-name-complex="DejaVu Serif" style:font-size-complex="12pt"/>
    </style:style>
    <style:style style:name="P2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writing-mode="rl-tb"/>
      <style:text-properties fo:font-variant="normal" fo:text-transform="none" fo:color="#000000" loext:opacity="100%" style:font-name="DejaVu Serif" fo:font-size="12pt" fo:letter-spacing="normal" style:font-size-asian="12pt" style:font-name-complex="DejaVu Serif" style:font-size-complex="12pt"/>
    </style:style>
    <style:style style:name="P3" style:family="paragraph" style:parent-style-name="Standard">
      <style:paragraph-properties fo:margin-left="0in" fo:margin-right="0in" fo:line-height="115%" fo:text-align="end" style:justify-single-word="false" fo:orphans="2" fo:widows="2" fo:text-indent="0in" style:auto-text-indent="false" style:writing-mode="rl-tb"/>
      <style:text-properties fo:font-variant="normal" fo:text-transform="none" fo:color="#000000" loext:opacity="100%" style:font-name="DejaVu Serif" fo:font-size="12pt" fo:letter-spacing="normal" style:font-size-asian="12pt" style:font-name-complex="DejaVu Serif" style:font-size-complex="12pt"/>
    </style:style>
    <style:style style:name="P4" style:family="paragraph" style:parent-style-name="Text_20_body">
      <style:paragraph-properties fo:margin-left="0in" fo:margin-right="0in" fo:text-align="end" style:justify-single-word="false" fo:text-indent="0in" style:auto-text-indent="false" fo:padding="0in" fo:border="none" style:writing-mode="rl-tb"/>
      <style:text-properties style:font-name="DejaVu Serif" style:font-name-complex="DejaVu Serif"/>
    </style:style>
    <style:style style:name="T1" style:family="text">
      <style:text-properties style:font-name="dana" fo:font-size="12.75pt" fo:font-style="normal" fo:font-weight="normal"/>
    </style:style>
    <style:style style:name="T2" style:family="text">
      <style:text-properties fo:font-size="12.75pt" fo:font-style="normal" fo:font-weight="normal"/>
    </style:style>
    <style:style style:name="T3" style:family="text">
      <style:text-properties fo:font-size="12.75pt" fo:font-style="normal" fo:font-weight="normal" style:font-name-complex="dana" style:font-size-complex="12.75pt" style:font-style-complex="normal" style:font-weight-complex="normal"/>
    </style:style>
    <style:style style:name="T4" style:family="text">
      <style:text-properties fo:font-size="12.75pt" fo:font-style="normal" fo:font-weight="normal" style:font-size-complex="12.75pt" style:font-style-complex="normal" style:font-weight-complex="normal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style:font-style-complex="normal" style:font-weight-complex="normal"/>
    </style:style>
    <style:style style:name="T7" style:family="text">
      <style:text-properties fo:font-style="normal" fo:font-weight="normal" fo:background-color="#ffff00" loext:char-shading-value="0"/>
    </style:style>
    <style:style style:name="T8" style:family="text">
      <style:text-properties fo:font-style="normal" fo:font-weight="normal" fo:background-color="#ffff00" loext:char-shading-value="0" style:font-style-complex="normal" style:font-weight-complex="normal"/>
    </style:style>
    <style:style style:name="T9" style:family="text">
      <style:text-properties fo:font-style="normal" fo:font-weight="normal" fo:background-color="#ffff00" loext:char-shading-value="0" style:font-style-complex="normal" style:font-weight-complex="normal"/>
    </style:style>
    <style:style style:name="T10" style:family="text">
      <style:text-properties fo:font-style="normal" fo:font-weight="normal" fo:background-color="#ffff00" loext:char-shading-value="0"/>
    </style:style>
    <style:style style:name="T11" style:family="text">
      <style:text-properties style:font-name-complex="dana" style:font-size-complex="12.75pt" style:font-style-complex="normal" style:font-weight-complex="normal"/>
    </style:style>
    <style:style style:name="T12" style:family="text">
      <style:text-properties style:font-size-complex="12.75pt" style:font-style-complex="normal" style:font-weight-complex="normal"/>
    </style:style>
    <style:style style:name="T13" style:family="text">
      <style:text-properties style:font-style-complex="normal" style:font-weight-complex="normal"/>
    </style:style>
    <style:style style:name="T14" style:family="text">
      <style:text-properties officeooo:rsid="0008baff"/>
    </style:style>
    <style:style style:name="T15" style:family="text">
      <style:text-properties fo:color="#c9211e" loext:opacity="100%" fo:font-style="normal" fo:font-weight="normal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4">در Domain</text:span> <text:span text:style-name="T13">قوانین اصلی مربوط به کسب و کار، </text:span><text:span text:style-name="T5">Enumerations </text:span><text:span text:style-name="T13">،</text:span><text:span text:style-name="T5">Value Object </text:span><text:span text:style-name="T13">ها، </text:span><text:span text:style-name="T5">Custom Exception </text:span><text:span text:style-name="T13">و چنین مواردی است</text:span><text:span text:style-name="T5">. </text:span><text:span text:style-name="T13">توجه کنید که در این آموزش، تمام این موارد انجام نمی‌شوند؛ بلکه تنها روی </text:span><text:span text:style-name="T5">Setup </text:span><text:span text:style-name="T13">ساختار پروژه براساس </text:span><text:span text:style-name="T5">Clean Architecture </text:span><text:span text:style-name="T13">تمرکز خواهد شد</text:span><text:span text:style-name="T5">.</text:span></text:p>
      <text:p text:style-name="P2"><text:span text:style-name="T5"/></text:p>
      <text:p text:style-name="P2"><text:span text:style-name="T6">اساساً، لایه </text:span><text:span text:style-name="T5">Domain </text:span><text:span text:style-name="T9">مجوز ارجاع داشتن به هیچ کدام از لایه‌های بیرونی را ندارد</text:span><text:span text:style-name="T6"> و این موضوع، یک قانون مهم در معماری </text:span><text:span text:style-name="T5">Clean </text:span><text:span text:style-name="T6">محسوب می‌شود</text:span><text:span text:style-name="T5">. </text:span><text:span text:style-name="T6">در حالی که لایه </text:span><text:span text:style-name="T5">Application </text:span><text:span text:style-name="T6">، امکان برقراری ارتباط با لایه </text:span><text:span text:style-name="T5">Domain </text:span><text:span text:style-name="T6">را دارد</text:span><text:span text:style-name="T5">.</text:span></text:p>
      <text:p text:style-name="P2"><text:span text:style-name="T5"/></text:p>
      <text:p text:style-name="P2"><text:span text:style-name="T6">پروژه </text:span><text:span text:style-name="T10">Application</text:span><text:span text:style-name="T5"> </text:span><text:span text:style-name="T6">یک </text:span><text:span text:style-name="T5">Orchestrator </text:span><text:span text:style-name="T6">از سایر لایه‌ها و </text:span><text:span text:style-name="T5">Use Case </text:span><text:span text:style-name="T6">ها تلقی می‌شود</text:span><text:span text:style-name="T5">. </text:span><text:span text:style-name="T6">این یعنی در این لایه، ماژول‌های مختلف فراخوانی و مورد استفاده قرار می‌گیرند و هیچ منطقی مرتبط با کسب و کار تعریف نخواهد شد</text:span><text:span text:style-name="T5">. </text:span><text:span text:style-name="T6">همچنین، در این لایه می‌توانید </text:span><text:span text:style-name="T5">Service </text:span><text:span text:style-name="T6">های گوناگون را فراخوانی و به‌کار ببرید</text:span><text:span text:style-name="T5">.</text:span></text:p>
      <text:p text:style-name="P2"><text:span text:style-name="T5"/></text:p>
      <text:h text:style-name="P1" text:outline-level="3"> ساخت لایه Infrastructure</text:h>
      <text:p text:style-name="P4">در لایه آخر، تمرکز روی پیاده‌سازی‌های مربوط به دیتابیس و ارتباط با سرویس‌های خارجی است. البته می‌توان پیاده‌سازی‌های مرتبط با اتصال به دیتابیس را در لایه درونی‌تر، یعنی Persistence، قرار داد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ana" svg:font-family="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4:54:05.840942063</meta:creation-date>
    <dc:date>2025-01-04T02:48:38.727123644</dc:date>
    <meta:editing-duration>PT11H44M13S</meta:editing-duration>
    <meta:editing-cycles>1</meta:editing-cycles>
    <meta:document-statistic meta:table-count="0" meta:image-count="0" meta:object-count="0" meta:page-count="1" meta:paragraph-count="5" meta:word-count="165" meta:character-count="925" meta:non-whitespace-character-count="764"/>
    <meta:generator>LibreOffice/24.2.7.2$Linux_X86_64 LibreOffice_project/420$Build-2</meta:generator>
  </office:meta>
</office:document-meta>
</file>